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MvcStompWebSocketEndpointRegistration.setAllowedOrigins( String ... allowedOrigi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MvcStompWebSocketEndpointRegistration.WebMvcStompWebSocketEndpointRegistration( String [ ] paths , WebSocketHandler webSocketHandler , TaskScheduler sockJsTaskSchedu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MvcStompWebSocketEndpointRegistration.getIntercept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MvcStompWebSocketEndpointRegistration.getMapping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WebMvcStompWebSocketEndpointRegistration.withSockJ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WebMvcStompWebSocketEndpointRegistration.setAllowedOriginPatterns( String ... allowedOriginPatter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MvcStompWebSocketEndpointRegistration.setHandshakeHandler( HandshakeHandler handshake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MvcStompWebSocketEndpointRegistration.addInterceptors( HandshakeInterceptor ... intercept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